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eLiberation Serif" svg:font-family="'e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816" officeooo:paragraph-rsid="00076864"/>
    </style:style>
    <style:style style:name="P2" style:family="paragraph" style:parent-style-name="Standard">
      <style:text-properties style:font-name="eLiberation Serif" fo:language="en" fo:country="GB" officeooo:rsid="00074816" officeooo:paragraph-rsid="00074816"/>
    </style:style>
    <style:style style:name="P3" style:family="paragraph" style:parent-style-name="Standard">
      <style:text-properties style:font-name="eLiberation Serif" fo:language="en" fo:country="GB" officeooo:rsid="00076864" officeooo:paragraph-rsid="00076864"/>
    </style:style>
    <style:style style:name="P4" style:family="paragraph" style:parent-style-name="Standard">
      <style:text-properties officeooo:paragraph-rsid="0007f741"/>
    </style:style>
    <style:style style:name="P5" style:family="paragraph" style:parent-style-name="Standard">
      <style:text-properties style:font-name="Liberation Serif" fo:language="en" fo:country="GB" officeooo:rsid="00074816" officeooo:paragraph-rsid="00074816"/>
    </style:style>
    <style:style style:name="P6" style:family="paragraph" style:parent-style-name="Standard">
      <style:text-properties style:font-name="Liberation Serif" fo:language="en" fo:country="GB" officeooo:rsid="00074816" officeooo:paragraph-rsid="0007f741"/>
    </style:style>
    <style:style style:name="P7" style:family="paragraph" style:parent-style-name="Standard">
      <style:text-properties style:font-name="Liberation Serif" fo:language="en" fo:country="GB" fo:font-weight="bold" officeooo:rsid="00074816" officeooo:paragraph-rsid="00074816" style:font-weight-asian="bold" style:font-weight-complex="bold"/>
    </style:style>
    <style:style style:name="P8" style:family="paragraph" style:parent-style-name="Standard">
      <style:text-properties style:font-name="Liberation Serif" fo:language="en" fo:country="GB" officeooo:rsid="0007f741" officeooo:paragraph-rsid="0007f741"/>
    </style:style>
    <style:style style:name="P9" style:family="paragraph" style:parent-style-name="Standard">
      <style:text-properties style:font-name="Liberation Serif" fo:language="en" fo:country="GB" officeooo:rsid="0007f741" officeooo:paragraph-rsid="000c836d"/>
    </style:style>
    <style:style style:name="T1" style:family="text">
      <style:text-properties style:font-name="eLiberation Serif" fo:language="en" fo:country="GB" officeooo:rsid="0007f741"/>
    </style:style>
    <style:style style:name="T2" style:family="text">
      <style:text-properties style:font-name="eLiberation Serif" fo:language="en" fo:country="GB" officeooo:rsid="0009ee8a"/>
    </style:style>
    <style:style style:name="T3" style:family="text">
      <style:text-properties fo:language="en" fo:country="GB" officeooo:rsid="0007f741"/>
    </style:style>
    <style:style style:name="T4" style:family="text">
      <style:text-properties fo:language="en" fo:country="GB" officeooo:rsid="0009ee8a"/>
    </style:style>
    <style:style style:name="T5" style:family="text">
      <style:text-properties fo:language="en" fo:country="GB" officeooo:rsid="000b0221"/>
    </style:style>
    <style:style style:name="T6" style:family="text">
      <style:text-properties officeooo:rsid="000b0221"/>
    </style:style>
    <style:style style:name="T7" style:family="text">
      <style:text-properties style:font-name="Liberation Serif" fo:language="en" fo:country="GB" officeooo:rsid="0007f741"/>
    </style:style>
    <style:style style:name="T8" style:family="text">
      <style:text-properties style:font-name="Liberation Serif" fo:language="en" fo:country="GB" officeooo:rsid="0009ee8a"/>
    </style:style>
    <style:style style:name="T9" style:family="text">
      <style:text-properties style:font-name="Liberation Serif" fo:language="en" fo:country="GB" officeooo:rsid="000b0221"/>
    </style:style>
    <style:style style:name="T10" style:family="text">
      <style:text-properties officeooo:rsid="000c8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tsPlay</text:p>
      <text:p text:style-name="P7">Onderhoud</text:p>
      <text:p text:style-name="P6">Tjitze</text:p>
      <text:p text:style-name="P5"/>
      <text:p text:style-name="P8">I correction of the capitalization in the navbar and added a comment to the password reset request page that the email could end up in ones spam folder.</text:p>
      <text:p text:style-name="P8"/>
      <text:p text:style-name="P9">To the account creation I added a registration success email <text:span text:style-name="T10">that would be send if all the other checks were validated. I</text:span> us<text:span text:style-name="T10">ed</text:span> the same script for the password reset email I only had to change the subject and content of the email and a link to the login page.</text:p>
      <text:p text:style-name="P8"/>
      <text:p text:style-name="P4"><text:span text:style-name="T7">For adding of a description to a game entry I first tried adding a text row to the database but reverted that back to a varchar field with many characters. Then I changed the entry page without issues. For the details pages I first made the description text appear in a paragraph but changed that into a </text:span><text:span text:style-name="T8">preformatted</text:span><text:span text:style-name="T7"> text element </text:span><text:span text:style-name="T8">so that the break lines in the text would be maintained. The last change was to the edit form where I made similar changes to the entry page. I didn’t find any </text:span><text:span text:style-name="T9">more</text:span><text:span text:style-name="T8"> bugs.</text:span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eLiberation Serif" svg:font-family="'e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9T14:17:37.800000000</meta:creation-date>
    <dc:date>2021-11-16T13:34:11.705000000</dc:date>
    <meta:editing-duration>PT22H35M30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6" meta:word-count="175" meta:character-count="934" meta:non-whitespace-character-count="765"/>
  </office:meta>
</office:document-meta>
</file>